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ENTOCILLA BERNACHEA, JOHAN ENRIQU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ENTOCILLA BERNACHEA, JOHAN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ORNEJO LUJAN, APOLINAR ALEXAND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682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0:10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